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Ubuntu" svg:font-family="Ubuntu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officeooo:rsid="0020c038" officeooo:paragraph-rsid="0021f8ff"/>
    </style:style>
    <style:style style:name="P3" style:family="paragraph" style:parent-style-name="Preformatted_20_Text">
      <style:text-properties officeooo:paragraph-rsid="0021f8ff"/>
    </style:style>
    <style:style style:name="P4" style:family="paragraph" style:parent-style-name="Preformatted_20_Text">
      <style:text-properties officeooo:paragraph-rsid="0023da00"/>
    </style:style>
    <style:style style:name="P5" style:family="paragraph" style:parent-style-name="Standard">
      <style:paragraph-properties fo:text-align="center" style:justify-single-word="false"/>
      <style:text-properties style:font-name="Ubuntu" fo:font-size="17pt" officeooo:rsid="001e1663" officeooo:paragraph-rsid="001e1663" style:font-size-asian="17pt" style:font-size-complex="17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7pt" officeooo:rsid="0021f8ff" officeooo:paragraph-rsid="0021f8ff" style:font-size-asian="17pt" style:font-size-complex="17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1e1663" officeooo:paragraph-rsid="001e1663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1e1663"/>
    </style:style>
    <style:style style:name="P9" style:family="paragraph" style:parent-style-name="Standard">
      <style:paragraph-properties fo:text-align="justify" style:justify-single-word="false"/>
      <style:text-properties officeooo:paragraph-rsid="001fe5b6"/>
    </style:style>
    <style:style style:name="P10" style:family="paragraph" style:parent-style-name="Standard">
      <style:paragraph-properties fo:text-align="justify" style:justify-single-word="false"/>
      <style:text-properties officeooo:paragraph-rsid="0020c038"/>
    </style:style>
    <style:style style:name="P11" style:family="paragraph" style:parent-style-name="Standard">
      <style:paragraph-properties fo:text-align="justify" style:justify-single-word="false"/>
      <style:text-properties officeooo:paragraph-rsid="0021f8ff"/>
    </style:style>
    <style:style style:name="P12" style:family="paragraph" style:parent-style-name="Standard">
      <style:paragraph-properties fo:text-align="justify" style:justify-single-word="false"/>
      <style:text-properties officeooo:rsid="001ec861" officeooo:paragraph-rsid="001ec861"/>
    </style:style>
    <style:style style:name="P13" style:family="paragraph" style:parent-style-name="Standard">
      <style:paragraph-properties fo:text-align="justify" style:justify-single-word="false"/>
      <style:text-properties officeooo:rsid="001ef4fb" officeooo:paragraph-rsid="001ef4fb"/>
    </style:style>
    <style:style style:name="P14" style:family="paragraph" style:parent-style-name="Standard">
      <style:paragraph-properties fo:text-align="justify" style:justify-single-word="false"/>
      <style:text-properties officeooo:rsid="001fe5b6" officeooo:paragraph-rsid="001fe5b6"/>
    </style:style>
    <style:style style:name="P15" style:family="paragraph" style:parent-style-name="Standard">
      <style:paragraph-properties fo:text-align="justify" style:justify-single-word="false"/>
      <style:text-properties officeooo:rsid="0020c038" officeooo:paragraph-rsid="0021f8ff"/>
    </style:style>
    <style:style style:name="T1" style:family="text">
      <style:text-properties style:font-name="Liberation Serif" fo:font-size="12pt" style:font-size-asian="10.5pt" style:font-size-complex="12pt"/>
    </style:style>
    <style:style style:name="T2" style:family="text">
      <style:text-properties style:font-name="Liberation Serif" fo:font-size="12pt" officeooo:rsid="001e1663" style:font-size-asian="10.5pt" style:font-size-complex="12pt"/>
    </style:style>
    <style:style style:name="T3" style:family="text">
      <style:text-properties style:font-name="Liberation Serif" fo:font-size="12pt" officeooo:rsid="001ec861" style:font-size-asian="10.5pt" style:font-size-complex="12pt"/>
    </style:style>
    <style:style style:name="T4" style:family="text">
      <style:text-properties style:font-name="Liberation Serif" fo:font-size="12pt" officeooo:rsid="001fe5b6" style:font-size-asian="10.5pt" style:font-size-complex="12pt"/>
    </style:style>
    <style:style style:name="T5" style:family="text">
      <style:text-properties style:font-name="Liberation Serif" fo:font-size="12pt" officeooo:rsid="0020c038" style:font-size-asian="10.5pt" style:font-size-complex="12pt"/>
    </style:style>
    <style:style style:name="T6" style:family="text">
      <style:text-properties style:font-name="Liberation Serif" fo:font-size="12pt" officeooo:rsid="0021f8ff" style:font-size-asian="10.5pt" style:font-size-complex="12pt"/>
    </style:style>
    <style:style style:name="T7" style:family="text">
      <style:text-properties officeooo:rsid="0021f8ff"/>
    </style:style>
    <style:style style:name="T8" style:family="text">
      <style:text-properties officeooo:rsid="0023da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ós e a democracia</text:p>
      <text:p text:style-name="P5"/>
      <text:p text:style-name="P7">Estamos nos aproximando de um novo processo eleitoral, e os holofotes do mundo politico se concentram principalmente nas eleições presidenciais, todavia elas não são as únicas que merecem destaque afinal com a independência dos poderes é importante zelar por pelo bom funcionamento de todas as instituições do poder público.</text:p>
      <text:p text:style-name="P7"/>
      <text:p text:style-name="P8"><text:span text:style-name="T2">Há diversas propostas governamentais, contudo cada proposta tem suas peculiaridades, que modificam cetos aspectos de nosso país em diversas pautas como economia, saúde, educação, </text:span><text:span text:style-name="T3">meio ambiente, sociais, entre outros. Dessa forma é importante entender esses planos de atuação para escolher um candidato que represente esses ideais.</text:span></text:p>
      <text:p text:style-name="P8"><text:span text:style-name="T3"/></text:p>
      <text:p text:style-name="P12"><text:span text:style-name="T1">Apesar todas essas pautas serem importantes, há o beneficiamento de uma proposta em detrimento de outra e isso pode causar insatisfação nos eleitores, mas este é um efeito colateral da democracia que apesar de apresentar diversas falhas é o modelo mais amplamente utilizado e bem sucedido da atualidade que entre suas muitas vertentes apresentam proposta que em tese são consensuais entre essa maior parte da sociedade mas ainda sim não a agradando em sua totalidade, </text:span><text:span text:style-name="T6">não devendo-se se abalar por conta disso.</text:span></text:p>
      <text:p text:style-name="P12"><text:span text:style-name="T1"/></text:p>
      <text:p text:style-name="P13"><text:span text:style-name="T1">A pluralidade de ideias no sistema democrático é um de seus principais vantagens em relação a outros sistemas, que permite a solução de problemas e questões sociais de forma mais eficiente, priorizando-os de acordo com os valores atuais daquela população que idealmente deve escolher quais deveram ser estas propostas, assim sendo uma democracia engajada, </text:span><text:span text:style-name="T4">que efetivamente tenta solucionar de uma forma satisfatória estas questões.</text:span></text:p>
      <text:p text:style-name="P13"/>
      <text:p text:style-name="P10"><text:span text:style-name="T4">Assim quando votar você deve escolher as propostas governamentais e candidatos que representem ess</text:span><text:span text:style-name="T6">a</text:span><text:span text:style-name="T4">s ideias, para tentar priorizar a aprovação de leis para resolver os problemas que são considerados urgentes, e essa definição de proposta é <text:s/>individual e é definida pelos seu princípios, valores e visão de mundo e pode ser mudada através de debates que visam esclarecer propostas de candidatos e prover outras visões através de argumentos sólidos, que são um</text:span><text:span text:style-name="T5">a</text:span><text:span text:style-name="T4"> d</text:span><text:span text:style-name="T5">a</text:span><text:span text:style-name="T4">s inúmeras ferramentas existentes para </text:span><text:span text:style-name="T5">a</text:span><text:span text:style-name="T4"> manutenção </text:span><text:span text:style-name="T5">e</text:span><text:span text:style-name="T4"> exercício constante desse sistema de governo.</text:span></text:p>
      <text:p text:style-name="P9"><text:span text:style-name="T4"/></text:p>
      <text:p text:style-name="P14"><text:span text:style-name="T1">Curar estes problemas em nosso mundo contemporâneo depende desse individual e coletivo trabalhando juntos para se </text:span><text:span text:style-name="T5">tangibilizar um </text:span><text:span text:style-name="T1"><text:s/>futuro melhor </text:span><text:span text:style-name="T5">e apesar de poder se apontados diversos problemas a verdadeira questão é por onde começar e um ponto de partida para isso é escolher quem vai nós representar e mais importante ainda que pauta ele ira representar.</text:span></text:p>
      <text:p text:style-name="P14"><text:span text:style-name="T5"/></text:p>
      <text:p text:style-name="P15"><text:span text:style-name="T1">É hora de decidir qual será nosso rumo pelos próximos anos e cada pessoa possuí um papel fundamental disso então qual é o futuro que você deseja, quais são as suas propostas, </text:span><text:span text:style-name="T6">o exercício <text:s/>da democracia é a combinação das ideias com mais representação na sociedade, todos tem uma participação nisso, não se cale e exerça a sua democracia.</text:span></text:p>
      <text:p text:style-name="P15"><text:span text:style-name="T6"/></text:p>
      <text:p text:style-name="P15"><text:span text:style-name="T6"/></text:p>
      <text:p text:style-name="P15"><text:span text:style-name="T6">------------------------------------------------------------------------------------------------------------------------</text:span></text:p>
      <text:p text:style-name="P15"><text:span text:style-name="T6"/></text:p>
      <text:p text:style-name="P11"><text:span text:style-name="T6">Copyright © 2022 Mateus Felipe da Silveira Vieira </text:span></text:p>
      <text:p text:style-name="P15"><text:span text:style-name="T6"/></text:p>
      <text:p text:style-name="P15"><text:span text:style-name="T6"/></text:p>
      <text:p text:style-name="P2">Este arquivo é parte do programa <text:span text:style-name="T7">HGH-blog</text:span></text:p>
      <text:p text:style-name="Preformatted_20_Text"/>
      <text:p text:style-name="P3"><text:span text:style-name="T7">HGH-blog</text:span> é um software livre; você pode redistribuí-lo e/ou</text:p>
      <text:p text:style-name="Preformatted_20_Text">modificá-lo dentro dos termos da Licença Pública Geral <text:span text:style-name="T8">Affero</text:span> GNU como</text:p>
      <text:p text:style-name="Preformatted_20_Text"><text:soft-page-break/>publicada pela Free Software Foundation (FSF); na versão 3 da</text:p>
      <text:p text:style-name="Preformatted_20_Text">Licença, ou qualquer versão posterior.</text:p>
      <text:p text:style-name="Preformatted_20_Text"/>
      <text:p text:style-name="P4"><text:span text:style-name="T7">HGH-blog</text:span> é distribuído na esperança de que possa ser útil,</text:p>
      <text:p text:style-name="Preformatted_20_Text">mas SEM NENHUMA GARANTIA; sem uma garantia implícita de ADEQUAÇÃO</text:p>
      <text:p text:style-name="Preformatted_20_Text">a qualquer MERCADO ou APLICAÇÃO EM PARTICULAR. Veja a</text:p>
      <text:p text:style-name="Preformatted_20_Text">Licença Pública Geral GNU para maiores detalhes.</text:p>
      <text:p text:style-name="Preformatted_20_Text"/>
      <text:p text:style-name="Preformatted_20_Text">Você deve ter recebido uma cópia da Licença Pública Geral GNU junto</text:p>
      <text:p text:style-name="P1">com este programa, Se não, veja &lt;http://www.gnu.org/licenses/&gt;.</text:p>
      <text:p text:style-name="P15"/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5:22:44.818817573</meta:creation-date>
    <dc:date>2022-03-25T16:44:53.401083163</dc:date>
    <meta:editing-duration>PT4M36S</meta:editing-duration>
    <meta:editing-cycles>1</meta:editing-cycles>
    <meta:document-statistic meta:table-count="0" meta:image-count="0" meta:object-count="0" meta:page-count="2" meta:paragraph-count="21" meta:word-count="553" meta:character-count="3660" meta:non-whitespace-character-count="3124"/>
    <meta:generator>LibreOffice/7.2.5.2.0$Linux_X86_64 LibreOffice_project/20$Build-2</meta:generator>
  </office:meta>
</office:document-meta>
</file>